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30502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502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2464" calcext:value-type="float">
            <text:p>45.6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502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0504" calcext:value-type="float">
            <text:p>45.1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502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6872" calcext:value-type="float">
            <text:p>45.0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502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4408" calcext:value-type="float">
            <text:p>45.1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502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502</text:p>
          </table:table-cell>
          <table:table-cell office:value-type="string" calcext:value-type="string">
            <text:p>201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9944" calcext:value-type="float">
            <text:p>44.5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502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98" calcext:value-type="float">
            <text:p>44.1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502</text:p>
          </table:table-cell>
          <table:table-cell office:value-type="string" calcext:value-type="string">
            <text:p>201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5224" calcext:value-type="float">
            <text:p>44.8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502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7584" calcext:value-type="float">
            <text:p>44.6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502</text:p>
          </table:table-cell>
          <table:table-cell office:value-type="string" calcext:value-type="string">
            <text:p>201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136" calcext:value-type="float">
            <text:p>45.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502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4888" calcext:value-type="float">
            <text:p>45.2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502</text:p>
          </table:table-cell>
          <table:table-cell office:value-type="string" calcext:value-type="string">
            <text:p>201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8688" calcext:value-type="float">
            <text:p>45.1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502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0944" calcext:value-type="float">
            <text:p>44.8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502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502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7272" calcext:value-type="float">
            <text:p>44.4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502</text:p>
          </table:table-cell>
          <table:table-cell office:value-type="string" calcext:value-type="string">
            <text:p>200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0992" calcext:value-type="float">
            <text:p>43.7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502</text:p>
          </table:table-cell>
          <table:table-cell office:value-type="string" calcext:value-type="string">
            <text:p>200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0808" calcext:value-type="float">
            <text:p>43.0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502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2704" calcext:value-type="float">
            <text:p>43.7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502</text:p>
          </table:table-cell>
          <table:table-cell office:value-type="string" calcext:value-type="string">
            <text:p>200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3272" calcext:value-type="float">
            <text:p>42.9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502</text:p>
          </table:table-cell>
          <table:table-cell office:value-type="string" calcext:value-type="string">
            <text:p>200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9368" calcext:value-type="float">
            <text:p>42.9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502</text:p>
          </table:table-cell>
          <table:table-cell office:value-type="string" calcext:value-type="string">
            <text:p>200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7944" calcext:value-type="float">
            <text:p>43.7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502</text:p>
          </table:table-cell>
          <table:table-cell office:value-type="string" calcext:value-type="string">
            <text:p>200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502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012" calcext:value-type="float">
            <text:p>42.8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502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1016" calcext:value-type="float">
            <text:p>43.1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502</text:p>
          </table:table-cell>
          <table:table-cell office:value-type="string" calcext:value-type="string">
            <text:p>200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502</text:p>
          </table:table-cell>
          <table:table-cell office:value-type="string" calcext:value-type="string">
            <text:p>199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502</text:p>
          </table:table-cell>
          <table:table-cell office:value-type="string" calcext:value-type="string">
            <text:p>199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502</text:p>
          </table:table-cell>
          <table:table-cell office:value-type="string" calcext:value-type="string">
            <text:p>199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4656" calcext:value-type="float">
            <text:p>41.8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502</text:p>
          </table:table-cell>
          <table:table-cell office:value-type="string" calcext:value-type="string">
            <text:p>199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502</text:p>
          </table:table-cell>
          <table:table-cell office:value-type="string" calcext:value-type="string">
            <text:p>199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5344" calcext:value-type="float">
            <text:p>38.1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502</text:p>
          </table:table-cell>
          <table:table-cell office:value-type="string" calcext:value-type="string">
            <text:p>199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502</text:p>
          </table:table-cell>
          <table:table-cell office:value-type="string" calcext:value-type="string">
            <text:p>199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5304" calcext:value-type="float">
            <text:p>37.8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502</text:p>
          </table:table-cell>
          <table:table-cell office:value-type="string" calcext:value-type="string">
            <text:p>199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502</text:p>
          </table:table-cell>
          <table:table-cell office:value-type="string" calcext:value-type="string">
            <text:p>199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4408" calcext:value-type="float">
            <text:p>37.5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502</text:p>
          </table:table-cell>
          <table:table-cell office:value-type="string" calcext:value-type="string">
            <text:p>198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502</text:p>
          </table:table-cell>
          <table:table-cell office:value-type="string" calcext:value-type="string">
            <text:p>198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6784" calcext:value-type="float">
            <text:p>38.2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502</text:p>
          </table:table-cell>
          <table:table-cell office:value-type="string" calcext:value-type="string">
            <text:p>198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502</text:p>
          </table:table-cell>
          <table:table-cell office:value-type="string" calcext:value-type="string">
            <text:p>198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502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6832" calcext:value-type="float">
            <text:p>40.9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502</text:p>
          </table:table-cell>
          <table:table-cell office:value-type="string" calcext:value-type="string">
            <text:p>198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4184" calcext:value-type="float">
            <text:p>40.3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502</text:p>
          </table:table-cell>
          <table:table-cell office:value-type="string" calcext:value-type="string">
            <text:p>198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502</text:p>
          </table:table-cell>
          <table:table-cell office:value-type="string" calcext:value-type="string">
            <text:p>198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502</text:p>
          </table:table-cell>
          <table:table-cell office:value-type="string" calcext:value-type="string">
            <text:p>198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1776" calcext:value-type="float">
            <text:p>41.6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